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mponentsBuilder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ComponentsBuilderMethodArgumentResolverTests.handle( UriComponentsBuilder builder , ServletUriComponentsBuilder servletBuilder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iComponentsBuilder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